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.25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2" style:family="paragraph" style:parent-style-name="Standard">
      <style:paragraph-properties fo:margin-left="0in" fo:margin-right="0in" fo:margin-top="0.2252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3" style:family="paragraph" style:parent-style-name="Standard">
      <style:paragraph-properties fo:margin-left="0in" fo:margin-right="0in" fo:margin-top="0.05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4" style:family="paragraph" style:parent-style-name="Standard">
      <style:paragraph-properties fo:margin-left="0in" fo:margin-right="0in" fo:margin-top="0.3752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5" style:family="paragraph" style:parent-style-name="Standard">
      <style:paragraph-properties fo:margin-left="0in" fo:margin-right="0in" fo:margin-top="0.3252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6" style:family="paragraph" style:parent-style-name="Standard">
      <style:paragraph-properties fo:margin-left="0in" fo:margin-right="0in" fo:margin-top="0.2752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7" style:family="paragraph" style:parent-style-name="Standard">
      <style:paragraph-properties fo:margin-left="0in" fo:margin-right="0in" fo:margin-top="0.4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8" style:family="paragraph" style:parent-style-name="Standard">
      <style:paragraph-properties fo:margin-left="0.05in" fo:margin-right="0in" fo:margin-top="0.35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9" style:family="paragraph" style:parent-style-name="Standard">
      <style:paragraph-properties fo:margin-left="0in" fo:margin-right="0.5in" fo:margin-top="0.4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102in" fo:language="en" fo:country="US" style:text-underline-style="solid" style:text-underline-width="auto" style:text-underline-color="font-color" fo:font-weight="bold" officeooo:rsid="001b7d57" officeooo:paragraph-rsid="0017bf60" style:font-size-asian="12pt" style:font-weight-asian="bold" style:font-size-complex="12pt" style:font-weight-complex="bold" style:text-scale="100%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102in" fo:language="en" fo:country="US" style:text-underline-style="none" fo:font-weight="normal" officeooo:rsid="001c866c" officeooo:paragraph-rsid="0017bf60" style:font-size-asian="12pt" style:font-weight-asian="normal" style:font-size-complex="12pt" style:font-weight-complex="normal" style:text-scale="100%"/>
    </style:style>
    <style:style style:name="P12" style:family="paragraph" style:parent-style-name="Standard">
      <style:paragraph-properties fo:margin-left="0in" fo:margin-right="0in" fo:margin-top="0.25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-0.0071in" fo:language="en" fo:country="US" fo:font-weight="bold" officeooo:paragraph-rsid="0017bf60" style:font-size-asian="12pt" style:font-weight-asian="bold" style:font-size-complex="12pt" style:text-scale="100%"/>
    </style:style>
    <style:style style:name="P13" style:family="paragraph" style:parent-style-name="Standard">
      <style:paragraph-properties fo:margin-left="0in" fo:margin-right="0in" fo:margin-top="0.22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-0.0071in" fo:language="en" fo:country="US" fo:font-weight="bold" officeooo:paragraph-rsid="0017bf60" style:font-size-asian="12pt" style:font-weight-asian="bold" style:font-size-complex="12pt" style:text-scale="100%"/>
    </style:style>
    <style:style style:name="P14" style:family="paragraph" style:parent-style-name="Standard">
      <style:paragraph-properties fo:margin-left="0.25in" fo:margin-right="0in" fo:margin-top="0.4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-0.0071in" fo:language="en" fo:country="US" fo:font-weight="bold" officeooo:paragraph-rsid="0017bf60" style:font-size-asian="12pt" style:font-weight-asian="bold" style:font-size-complex="12pt" style:text-scale="100%"/>
    </style:style>
    <style:style style:name="P15" style:family="paragraph" style:parent-style-name="Standard">
      <style:paragraph-properties fo:margin-left="0in" fo:margin-right="0in" fo:margin-top="0.35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55in" fo:language="en" fo:country="US" fo:font-weight="bold" officeooo:paragraph-rsid="0017bf60" style:font-size-asian="12pt" style:font-weight-asian="bold" style:font-size-complex="12pt" style:text-scale="100%"/>
    </style:style>
    <style:style style:name="P16" style:family="paragraph" style:parent-style-name="Standard">
      <style:paragraph-properties fo:margin-left="0in" fo:margin-right="0in" fo:margin-top="0.22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55in" fo:language="en" fo:country="US" fo:font-weight="bold" officeooo:paragraph-rsid="0017bf60" style:font-size-asian="12pt" style:font-weight-asian="bold" style:font-size-complex="12pt" style:text-scale="100%"/>
    </style:style>
    <style:style style:name="P17" style:family="paragraph" style:parent-style-name="Standard">
      <style:paragraph-properties fo:margin-left="0in" fo:margin-right="0in" fo:margin-top="0.35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28in" fo:language="en" fo:country="US" officeooo:paragraph-rsid="0017bf60" style:font-size-asian="12pt" style:font-size-complex="12pt" style:text-scale="100%"/>
    </style:style>
    <style:style style:name="P18" style:family="paragraph" style:parent-style-name="Standard">
      <style:paragraph-properties fo:margin-left="0in" fo:margin-right="0in" fo:margin-top="0.22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16in" fo:language="en" fo:country="US" fo:font-weight="normal" officeooo:rsid="001d26a4" officeooo:paragraph-rsid="0017bf60" style:font-size-asian="12pt" style:font-weight-asian="normal" style:font-size-complex="12pt" style:font-weight-complex="normal" style:text-scale="105%"/>
    </style:style>
    <style:style style:name="P19" style:family="paragraph" style:parent-style-name="Standard">
      <style:paragraph-properties fo:margin-left="0in" fo:margin-right="0in" fo:margin-top="0.25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16in" fo:language="en" fo:country="US" fo:font-weight="bold" officeooo:paragraph-rsid="0017bf60" style:font-size-asian="12pt" style:font-weight-asian="bold" style:font-size-complex="12pt" style:font-weight-complex="bold" style:text-scale="100%"/>
    </style:style>
    <style:style style:name="P20" style:family="paragraph" style:parent-style-name="Standard">
      <style:paragraph-properties fo:margin-left="0in" fo:margin-right="0in" fo:margin-top="0.22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normal" fo:language="en" fo:country="US" fo:font-weight="bold" officeooo:paragraph-rsid="0017bf60" style:font-size-asian="12pt" style:font-weight-asian="bold" style:font-size-complex="12pt" style:font-weight-complex="bold" style:text-scale="100%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super 58%" style:font-name="Abyssinica SIL" fo:font-size="12pt" fo:letter-spacing="0.0102in" fo:language="en" fo:country="US" style:text-underline-style="none" fo:font-weight="bold" officeooo:rsid="001b7d57" officeooo:paragraph-rsid="0017bf60" style:font-size-asian="12pt" style:font-weight-asian="bold" style:font-size-complex="12pt" style:font-weight-complex="bold" style:text-scale="100%"/>
    </style:style>
    <style:style style:name="P22" style:family="paragraph" style:parent-style-name="Standard" style:list-style-name="L1">
      <style:paragraph-properties fo:margin-left="0.75in" fo:margin-right="0.55in" fo:margin-top="0.0752in" fo:margin-bottom="0in" style:contextual-spacing="false" fo:line-height="100%" fo:text-align="start" style:justify-single-word="false" fo:text-indent="0in" style:auto-text-indent="false"/>
      <style:text-properties style:font-name="Abyssinica SIL" fo:font-size="12pt" officeooo:paragraph-rsid="0017bf60" style:font-size-asian="12pt" style:font-size-complex="12pt"/>
    </style:style>
    <style:style style:name="P23" style:family="paragraph" style:parent-style-name="Standard" style:list-style-name="L1">
      <style:paragraph-properties fo:margin-left="1in" fo:margin-right="0in" fo:margin-top="0.05in" fo:margin-bottom="0in" style:contextual-spacing="false" fo:line-height="100%" fo:text-align="start" style:justify-single-word="false" fo:text-indent="-0.25in" style:auto-text-indent="false"/>
      <style:text-properties style:font-name="Abyssinica SIL" fo:font-size="12pt" officeooo:paragraph-rsid="0017bf60" style:font-size-asian="12pt" style:font-size-complex="12pt"/>
    </style:style>
    <style:style style:name="P24" style:family="paragraph" style:parent-style-name="Standard" style:list-style-name="L3">
      <style:paragraph-properties fo:margin-top="0.35in" fo:margin-bottom="0in" style:contextual-spacing="false" fo:line-height="100%" fo:text-align="start" style:justify-single-word="false"/>
      <style:text-properties style:font-name="Abyssinica SIL" fo:font-size="12pt" officeooo:paragraph-rsid="0017bf60" style:font-size-asian="12pt" style:font-size-complex="12pt"/>
    </style:style>
    <style:style style:name="P25" style:family="paragraph" style:parent-style-name="Standard" style:list-style-name="L4">
      <style:paragraph-properties fo:margin-top="0.35in" fo:margin-bottom="0in" style:contextual-spacing="false" fo:line-height="100%" fo:text-align="start" style:justify-single-word="false"/>
      <style:text-properties style:font-name="Abyssinica SIL" fo:font-size="12pt" officeooo:paragraph-rsid="0017bf60" style:font-size-asian="12pt" style:font-size-complex="12pt"/>
    </style:style>
    <style:style style:name="P26" style:family="paragraph" style:parent-style-name="Standard" style:list-style-name="L1">
      <style:paragraph-properties fo:margin-left="0.75in" fo:margin-right="0.55in" fo:margin-top="0.07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43in" fo:language="en" fo:country="US" officeooo:paragraph-rsid="0017bf60" style:font-size-asian="12pt" style:font-size-complex="12pt" style:text-scale="100%"/>
    </style:style>
    <style:style style:name="P27" style:family="paragraph" style:parent-style-name="Standard" style:list-style-name="L1">
      <style:paragraph-properties fo:margin-left="0.75in" fo:margin-right="0in" fo:margin-top="0.07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43in" fo:language="en" fo:country="US" officeooo:paragraph-rsid="0017bf60" style:font-size-asian="12pt" style:font-size-complex="12pt" style:text-scale="100%"/>
    </style:style>
    <style:style style:name="P28" style:family="paragraph" style:parent-style-name="Standard" style:list-style-name="L2">
      <style:paragraph-properties fo:margin-left="0.75in" fo:margin-right="0in" fo:margin-top="0.05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43in" fo:language="en" fo:country="US" officeooo:paragraph-rsid="0017bf60" style:font-size-asian="12pt" style:font-size-complex="12pt" style:text-scale="100%"/>
    </style:style>
    <style:style style:name="P29" style:family="paragraph" style:parent-style-name="Standard" style:list-style-name="L1">
      <style:paragraph-properties fo:margin-left="0.75in" fo:margin-right="0in" fo:margin-top="0.05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71in" fo:language="en" fo:country="US" officeooo:paragraph-rsid="0017bf60" style:font-size-asian="12pt" style:font-size-complex="12pt" style:text-scale="100%"/>
    </style:style>
    <style:style style:name="P30" style:family="paragraph" style:parent-style-name="Standard" style:list-style-name="L2">
      <style:paragraph-properties fo:margin-left="0.75in" fo:margin-right="0in" fo:margin-top="0.05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55in" fo:language="en" fo:country="US" officeooo:paragraph-rsid="0017bf60" style:font-size-asian="12pt" style:font-size-complex="12pt" style:text-scale="100%"/>
    </style:style>
    <style:style style:name="P31" style:family="paragraph" style:parent-style-name="Standard" style:list-style-name="L2">
      <style:paragraph-properties fo:margin-left="0.75in" fo:margin-right="0in" fo:margin-top="0.07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47in" fo:language="en" fo:country="US" officeooo:paragraph-rsid="0017bf60" style:font-size-asian="12pt" style:font-size-complex="12pt" style:text-scale="100%"/>
    </style:style>
    <style:style style:name="P32" style:family="paragraph" style:parent-style-name="Standard" style:list-style-name="L4">
      <style:paragraph-properties fo:margin-top="0.35in" fo:margin-bottom="0in" style:contextual-spacing="false" fo:line-height="100%" fo:text-align="start" style:justify-single-word="false"/>
      <style:text-properties fo:color="#000000" loext:opacity="100%" style:text-line-through-style="none" style:text-line-through-type="none" style:text-position="0% 100%" style:font-name="Abyssinica SIL" fo:font-size="12pt" fo:letter-spacing="-0.0016in" fo:language="en" fo:country="US" fo:font-weight="bold" officeooo:paragraph-rsid="0017bf60" style:font-size-asian="12pt" style:font-weight-asian="bold" style:font-size-complex="12pt" style:text-scale="100%"/>
    </style:style>
    <style:style style:name="P33" style:family="paragraph" style:parent-style-name="Standard">
      <style:paragraph-properties fo:margin-left="0in" fo:margin-right="0in" fo:margin-top="0.32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16in" fo:language="en" fo:country="US" officeooo:paragraph-rsid="0017bf60" style:font-size-asian="12pt" style:font-size-complex="12pt" style:text-scale="100%"/>
    </style:style>
    <style:style style:name="P34" style:family="paragraph" style:parent-style-name="Standard">
      <style:paragraph-properties fo:margin-left="0in" fo:margin-right="0in" fo:margin-top="0.2252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16in" fo:language="en" fo:country="US" fo:font-weight="bold" officeooo:paragraph-rsid="0017bf60" style:font-size-asian="12pt" style:font-weight-asian="bold" style:font-size-complex="12pt" style:font-weight-complex="bold" style:text-scale="100%"/>
    </style:style>
    <style:style style:name="P35" style:family="paragraph" style:parent-style-name="Standard" style:list-style-name="L4">
      <style:paragraph-properties fo:margin-top="0.35in" fo:margin-bottom="0in" style:contextual-spacing="false" fo:line-height="100%" fo:text-align="start" style:justify-single-word="false"/>
      <style:text-properties officeooo:paragraph-rsid="0017bf60"/>
    </style:style>
    <style:style style:name="T1" style:family="text">
      <style:text-properties fo:color="#000000" loext:opacity="100%" style:text-line-through-style="none" style:text-line-through-type="none" style:text-position="0% 100%" fo:letter-spacing="0.0098in" fo:language="en" fo:country="US" style:text-scale="100%"/>
    </style:style>
    <style:style style:name="T2" style:family="text">
      <style:text-properties fo:color="#000000" loext:opacity="100%" style:text-line-through-style="none" style:text-line-through-type="none" style:text-position="0% 100%" fo:letter-spacing="0.0043in" fo:language="en" fo:country="US" style:text-scale="100%"/>
    </style:style>
    <style:style style:name="T3" style:family="text">
      <style:text-properties fo:color="#000000" loext:opacity="100%" style:text-line-through-style="none" style:text-line-through-type="none" style:text-position="0% 100%" fo:letter-spacing="0.0043in" fo:language="en" fo:country="US" fo:font-weight="bold" style:font-weight-asian="bold" style:font-weight-complex="bold" style:text-scale="105%"/>
    </style:style>
    <style:style style:name="T4" style:family="text">
      <style:text-properties fo:color="#000000" loext:opacity="100%" style:text-line-through-style="none" style:text-line-through-type="none" style:text-position="0% 100%" fo:letter-spacing="0.0043in" fo:language="en" fo:country="US" fo:font-weight="bold" officeooo:rsid="001c866c" style:font-weight-asian="bold" style:font-weight-complex="bold" style:text-scale="105%"/>
    </style:style>
    <style:style style:name="T5" style:family="text">
      <style:text-properties fo:color="#000000" loext:opacity="100%" style:text-line-through-style="none" style:text-line-through-type="none" style:text-position="0% 100%" fo:letter-spacing="0.0043in" fo:language="en" fo:country="US" style:text-scale="105%"/>
    </style:style>
    <style:style style:name="T6" style:family="text">
      <style:text-properties fo:color="#000000" loext:opacity="100%" style:text-line-through-style="none" style:text-line-through-type="none" style:text-position="0% 100%" fo:letter-spacing="0.0047in" fo:language="en" fo:country="US" style:text-scale="100%"/>
    </style:style>
    <style:style style:name="T7" style:family="text">
      <style:text-properties fo:color="#000000" loext:opacity="100%" style:text-line-through-style="none" style:text-line-through-type="none" style:text-position="0% 100%" fo:letter-spacing="0.0047in" fo:language="en" fo:country="US" officeooo:rsid="001d2e10" style:text-scale="100%"/>
    </style:style>
    <style:style style:name="T8" style:family="text">
      <style:text-properties fo:color="#000000" loext:opacity="100%" style:text-line-through-style="none" style:text-line-through-type="none" style:text-position="0% 100%" fo:letter-spacing="0.0047in" fo:language="en" fo:country="US" fo:font-weight="bold" style:font-weight-asian="bold" style:font-weight-complex="bold" style:text-scale="100%"/>
    </style:style>
    <style:style style:name="T9" style:family="text">
      <style:text-properties fo:color="#000000" loext:opacity="100%" style:text-line-through-style="none" style:text-line-through-type="none" style:text-position="0% 100%" fo:letter-spacing="0.0047in" fo:language="en" fo:country="US" fo:font-weight="bold" officeooo:rsid="001c866c" style:font-weight-asian="bold" style:font-weight-complex="bold" style:text-scale="100%"/>
    </style:style>
    <style:style style:name="T10" style:family="text">
      <style:text-properties fo:color="#000000" loext:opacity="100%" style:text-line-through-style="none" style:text-line-through-type="none" style:text-position="0% 100%" fo:letter-spacing="0.0047in" fo:language="en" fo:country="US" style:text-scale="105%"/>
    </style:style>
    <style:style style:name="T11" style:family="text">
      <style:text-properties fo:color="#000000" loext:opacity="100%" style:text-line-through-style="none" style:text-line-through-type="none" style:text-position="0% 100%" fo:letter-spacing="0.0035in" fo:language="en" fo:country="US" style:text-scale="100%"/>
    </style:style>
    <style:style style:name="T12" style:family="text">
      <style:text-properties fo:color="#000000" loext:opacity="100%" style:text-line-through-style="none" style:text-line-through-type="none" style:text-position="0% 100%" fo:letter-spacing="0.002in" fo:language="en" fo:country="US" style:text-scale="100%"/>
    </style:style>
    <style:style style:name="T13" style:family="text">
      <style:text-properties fo:color="#000000" loext:opacity="100%" style:text-line-through-style="none" style:text-line-through-type="none" style:text-position="0% 100%" fo:letter-spacing="0.002in" fo:language="en" fo:country="US" style:text-underline-style="solid" style:text-underline-width="auto" style:text-underline-color="font-color" officeooo:rsid="001d2e10" style:text-scale="100%"/>
    </style:style>
    <style:style style:name="T14" style:family="text">
      <style:text-properties fo:color="#000000" loext:opacity="100%" style:text-line-through-style="none" style:text-line-through-type="none" style:text-position="0% 100%" fo:letter-spacing="normal" fo:language="en" fo:country="US" style:text-scale="105%"/>
    </style:style>
    <style:style style:name="T15" style:family="text">
      <style:text-properties fo:color="#000000" loext:opacity="100%" style:text-line-through-style="none" style:text-line-through-type="none" style:text-position="0% 100%" fo:letter-spacing="normal" fo:language="en" fo:country="US" style:text-scale="100%"/>
    </style:style>
    <style:style style:name="T16" style:family="text">
      <style:text-properties fo:color="#000000" loext:opacity="100%" style:text-line-through-style="none" style:text-line-through-type="none" style:text-position="0% 100%" fo:letter-spacing="0.0071in" fo:language="en" fo:country="US" style:text-scale="100%"/>
    </style:style>
    <style:style style:name="T17" style:family="text">
      <style:text-properties fo:color="#000000" loext:opacity="100%" style:text-line-through-style="none" style:text-line-through-type="none" style:text-position="0% 100%" fo:letter-spacing="0.0055in" fo:language="en" fo:country="US" style:text-scale="105%"/>
    </style:style>
    <style:style style:name="T18" style:family="text">
      <style:text-properties fo:color="#000000" loext:opacity="100%" style:text-line-through-style="none" style:text-line-through-type="none" style:text-position="0% 100%" fo:letter-spacing="0.0055in" fo:language="en" fo:country="US" style:text-scale="100%"/>
    </style:style>
    <style:style style:name="T19" style:family="text">
      <style:text-properties fo:color="#000000" loext:opacity="100%" style:text-line-through-style="none" style:text-line-through-type="none" style:text-position="0% 100%" fo:letter-spacing="0.0083in" fo:language="en" fo:country="US" fo:font-weight="bold" style:font-weight-asian="bold" style:font-weight-complex="bold" style:text-scale="100%"/>
    </style:style>
    <style:style style:name="T20" style:family="text">
      <style:text-properties fo:color="#000000" loext:opacity="100%" style:text-line-through-style="none" style:text-line-through-type="none" style:text-position="0% 100%" fo:letter-spacing="0.0083in" fo:language="en" fo:country="US" fo:font-weight="bold" officeooo:rsid="001c866c" style:font-weight-asian="bold" style:font-weight-complex="bold" style:text-scale="100%"/>
    </style:style>
    <style:style style:name="T21" style:family="text">
      <style:text-properties fo:color="#000000" loext:opacity="100%" style:text-line-through-style="none" style:text-line-through-type="none" style:text-position="0% 100%" fo:letter-spacing="0.0083in" fo:language="en" fo:country="US" style:text-scale="100%"/>
    </style:style>
    <style:style style:name="T22" style:family="text">
      <style:text-properties fo:color="#000000" loext:opacity="100%" style:text-line-through-style="none" style:text-line-through-type="none" style:text-position="0% 100%" fo:letter-spacing="0.0083in" fo:language="en" fo:country="US" style:text-scale="105%"/>
    </style:style>
    <style:style style:name="T23" style:family="text">
      <style:text-properties fo:color="#000000" loext:opacity="100%" style:text-line-through-style="none" style:text-line-through-type="none" style:text-position="0% 100%" style:font-name="Abyssinica SIL" fo:font-size="12pt" fo:letter-spacing="0.0043in" fo:language="en" fo:country="US" style:font-size-asian="12pt" style:font-size-complex="12pt" style:text-scale="105%"/>
    </style:style>
    <style:style style:name="T24" style:family="text">
      <style:text-properties fo:color="#000000" loext:opacity="100%" style:text-line-through-style="none" style:text-line-through-type="none" style:text-position="0% 100%" fo:letter-spacing="0.0016in" fo:language="en" fo:country="US" style:text-scale="100%"/>
    </style:style>
    <style:style style:name="T25" style:family="text">
      <style:text-properties fo:color="#000000" loext:opacity="100%" style:text-line-through-style="none" style:text-line-through-type="none" style:text-position="0% 100%" fo:letter-spacing="0.0016in" fo:language="en" fo:country="US" officeooo:rsid="001b789c" style:text-scale="100%"/>
    </style:style>
    <style:style style:name="T26" style:family="text">
      <style:text-properties fo:color="#000000" loext:opacity="100%" style:text-line-through-style="none" style:text-line-through-type="none" style:text-position="0% 100%" fo:letter-spacing="0.0016in" fo:language="en" fo:country="US" fo:font-weight="bold" style:font-weight-asian="bold" style:text-scale="100%"/>
    </style:style>
    <style:style style:name="T27" style:family="text">
      <style:text-properties fo:color="#000000" loext:opacity="100%" style:text-line-through-style="none" style:text-line-through-type="none" style:text-position="0% 100%" fo:letter-spacing="0.0016in" fo:language="en" fo:country="US" fo:font-weight="bold" officeooo:rsid="001b789c" style:font-weight-asian="bold" style:text-scale="100%"/>
    </style:style>
    <style:style style:name="T28" style:family="text">
      <style:text-properties fo:color="#000000" loext:opacity="100%" style:text-line-through-style="none" style:text-line-through-type="none" style:text-position="0% 100%" fo:letter-spacing="0.0016in" fo:language="en" fo:country="US" fo:font-weight="normal" officeooo:rsid="001d26a4" style:font-weight-asian="normal" style:font-weight-complex="normal" style:text-scale="105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#Test Plan and Test Cases for Account Creation and Login Functionality</text:p>
      <text:p text:style-name="P21"/>
      <text:p text:style-name="P11">This document includes the test plan and test cases for the account creation and login functionality of a website. It ensures that users can successfully register and create new accounts to log in to the website.</text:p>
      <text:p text:style-name="P12">Objective:</text:p>
      <text:p text:style-name="P1"><text:span text:style-name="T12">To ensure that the account creation and login functionalities of the given </text:span><text:a xlink:type="simple" xlink:href="https://receive-smss.com/" text:style-name="Internet_20_link" text:visited-style-name="Visited_20_Internet_20_Link"><text:span text:style-name="T13">Website</text:span></text:a><text:span text:style-name="T12"> </text:span><text:span text:style-name="T11">work as intended, delivering a seamless user experience.</text:span></text:p>
      <text:p text:style-name="P13">Scope:</text:p>
      <text:p text:style-name="P2"><text:span text:style-name="T14">● </text:span><text:span text:style-name="T15">In-Scope:</text:span></text:p>
      <text:list xml:id="list3817115566" text:style-name="L1">
        <text:list-item>
          <text:p text:style-name="P22"><text:span text:style-name="T6">Account creation process, including validation of inpu</text:span><text:span text:style-name="T7">t </text:span><text:span text:style-name="T6">fields. </text:span></text:p>
        </text:list-item>
        <text:list-item>
          <text:p text:style-name="P26">Successful account creation and verification.</text:p>
        </text:list-item>
        <text:list-item>
          <text:p text:style-name="P27">Login process with valid and invalid credentials.</text:p>
        </text:list-item>
        <text:list-item>
          <text:p text:style-name="P29">Logout functionality.</text:p>
        </text:list-item>
        <text:list-item>
          <text:p text:style-name="P23"><text:span text:style-name="T16">Error handling for various scenarios (e.g., duplicate usernames, </text:span><text:span text:style-name="T15">incorrect passwords).</text:span></text:p>
        </text:list-item>
      </text:list>
      <text:p text:style-name="P3"><text:span text:style-name="T17">● </text:span><text:span text:style-name="T18">Out of Scope:</text:span></text:p>
      <text:list xml:id="list3218852424" text:style-name="L2">
        <text:list-item>
          <text:p text:style-name="P28">User interface design and API testing.</text:p>
        </text:list-item>
        <text:list-item>
          <text:p text:style-name="P30">Performance testing under load.</text:p>
        </text:list-item>
        <text:list-item>
          <text:p text:style-name="P31">Security testing beyond basic input validation.</text:p>
        </text:list-item>
      </text:list>
      <text:p text:style-name="P17">The testing will encompass various types of testing methods, synch as:</text:p>
      <text:list xml:id="list343586189" text:style-name="L3">
        <text:list-item>
          <text:p text:style-name="P24"><text:span text:style-name="T19">Manual </text:span><text:span text:style-name="T20">T</text:span><text:span text:style-name="T19">esting</text:span><text:span text:style-name="T21">:Testing the website's account creation and login functionalities manually by interacting with the system to detect any issues or inconsistencies.</text:span></text:p>
        </text:list-item>
      </text:list>
      <text:list xml:id="list3756392904" text:style-name="L4">
        <text:list-item>
          <text:p text:style-name="P25"><text:span text:style-name="T8">Automation </text:span><text:span text:style-name="T9">T</text:span><text:span text:style-name="T8">esting in Cypress</text:span><text:span text:style-name="T17">:Using the Cypress framework to automate test cases for account creation and login, ensuring efficient and repeatable testing for different scenarios.</text:span></text:p>
        </text:list-item>
        <text:list-item>
          <text:p text:style-name="P25"><text:span text:style-name="T3">Black </text:span><text:span text:style-name="T4">B</text:span><text:span text:style-name="T3">o</text:span><text:span text:style-name="T4">x Te</text:span><text:span text:style-name="T3">sting</text:span><text:span text:style-name="T5">:Testing the account creation and login features without knowledge of the internal system, focusing solely on the system’s output and behavior based on user inputs.</text:span></text:p>
        </text:list-item>
        <text:list-item>
          <text:p text:style-name="P35"><text:soft-page-break/><text:span text:style-name="Strong_20_Emphasis"><text:span text:style-name="T23">Functional Testing</text:span></text:span><text:span text:style-name="T23">: Ensuring that the account creation and login features work as expected, meeting the functional requirements and user needs.</text:span></text:p>
          <text:p text:style-name="P32">Evaluation Criteria</text:p>
        </text:list-item>
      </text:list>
      <text:p text:style-name="P4"><text:span text:style-name="T12">The success of the testing will be evaluated based on predefined criteria, which </text:span><text:span text:style-name="T11">include account creation and login functionality.</text:span></text:p>
      <text:p text:style-name="P15">Platform for Testing:</text:p>
      <text:p text:style-name="P33">Operating System: Linux</text:p>
      <text:p text:style-name="P5"><text:span text:style-name="T24">Brow</text:span><text:span text:style-name="T25">se</text:span><text:span text:style-name="T24">rs: Chrome, Firefox</text:span></text:p>
      <text:p text:style-name="P8"><text:span text:style-name="T26">Test Case D</text:span><text:span text:style-name="T27">esig</text:span><text:span text:style-name="T26">n </text:span><text:span text:style-name="T24">:</text:span></text:p>
      <text:p text:style-name="P18">The given link includes the test cases for account creation and login.</text:p>
      <text:p text:style-name="P2"><text:span text:style-name="T28">(</text:span><text:a xlink:type="simple" xlink:href="https://docs.google.com/spreadsheets/d/1TSmecvWKHYJql-B_eNHQYdBKHqWe4GR3Z6FqLurnL2o/edit?usp=sharing" text:style-name="Internet_20_link" text:visited-style-name="Visited_20_Internet_20_Link">Test case</text:a><text:span text:style-name="T28">).<text:line-break/></text:span></text:p>
      <text:p text:style-name="P16">Test Data Management Strategy</text:p>
      <text:p text:style-name="P34">Test Data Requirements:</text:p>
      <text:p text:style-name="P2"><text:span text:style-name="T22">● </text:span><text:span text:style-name="T21">User names: Generate unique usernames for each test case to avoid </text:span><text:span text:style-name="T15">duplication.</text:span></text:p>
      <text:p text:style-name="P3"><text:span text:style-name="T10">● </text:span><text:span text:style-name="T6">Passwords: Use a consistent password format that meets requirements</text:span></text:p>
      <text:p text:style-name="P3"><text:span text:style-name="T10">● </text:span><text:span text:style-name="T6">Emails: Generate random email addresses for each test case to ensure </text:span><text:span text:style-name="T15">uniqueness.</text:span></text:p>
      <text:p text:style-name="P19">Test Data Generation:</text:p>
      <text:p text:style-name="P9"><text:span text:style-name="T5">● </text:span><text:span text:style-name="T2">Use a random string generator to create usernames and passwords.</text:span></text:p>
      <text:p text:style-name="P9"><text:span text:style-name="T10">● </text:span><text:span text:style-name="T6">Use a function to generate random email addresses .</text:span></text:p>
      <text:p text:style-name="P20">Data Storage:</text:p>
      <text:p text:style-name="P7"><text:soft-page-break/><text:span text:style-name="T10">● </text:span><text:span text:style-name="T6">Store generated test data in a structured format (e.g., JSON or CSV) for </text:span><text:span text:style-name="T24">easy access and management.</text:span></text:p>
      <text:p text:style-name="P14">Conclusion</text:p>
      <text:p text:style-name="P6"><text:span text:style-name="T1">This test plan provides a comprehensive approach to testing the account </text:span><text:span text:style-name="T2">creation and login functionalities of the website. It defines the scope, designs </text:span><text:span text:style-name="T6">detailed test cases, and establishes a robust test data management strategy. </text:span><text:span text:style-name="T11">These test results offer the best approach to initiating the testing proce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2:36:20.783827845</meta:creation-date>
    <dc:date>2025-02-13T12:36:48.663520738</dc:date>
    <meta:editing-duration>PT2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40" meta:word-count="422" meta:character-count="2764" meta:non-whitespace-character-count="2393"/>
  </office:meta>
</office:document-meta>
</file>